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S++ Compiler Design</text:p>
      <text:p text:style-name="Standard"/>
      <text:p text:style-name="Standard">Each programming language element is a Node: Packages, Files(?), Namespaces (should they exist), Classes, Structs, Enums, Interfaces, Functions (global &amp; member), Variables (global &amp; member), Statements, Expressions, Type Expressions, etc.</text:p>
      <text:p text:style-name="Standard"/>
      <text:p text:style-name="Standard">Nodes have a common set of functionality that supports the behavior of many different objects.</text:p>
      <text:list text:style-name="L1">
        <text:list-item>
          <text:p text:style-name="P1">Ability to be named</text:p>
          <text:list>
            <text:list-item>
              <text:p text:style-name="P1">This is a std::string on each node; ideally we'd get rid of that overhead somehow</text:p>
            </text:list-item>
            <text:list-item>
              <text:p text:style-name="P1">We may do lighter weight string support later in the game</text:p>
            </text:list-item>
          </text:list>
        </text:list-item>
        <text:list-item>
          <text:p text:style-name="P1">Ability to have named children</text:p>
          <text:list>
            <text:list-item>
              <text:p text:style-name="P1">Additionally, the ability to have child lookups look up elsewhere after checking child dict (e.g. base class members)</text:p>
            </text:list-item>
            <text:list-item>
              <text:p text:style-name="P1">Additionally, the ability to have general lookups look up elsewhere in addition to the parent (e.g. Lexical scoping, imports)</text:p>
            </text:list-item>
            <text:list-item>
              <text:p text:style-name="P1">This is a std::map on each node; ideally we'd get rid of that overhead somehow</text:p>
            </text:list-item>
          </text:list>
        </text:list-item>
        <text:list-item>
          <text:p text:style-name="P1">The node that acts as this node's parent for scoping</text:p>
        </text:list-item>
        <text:list-item>
          <text:p text:style-name="P1">Location (file object ptr and line number)</text:p>
          <text:list>
            <text:list-item>
              <text:p text:style-name="P1">Don't want to store a string on each node unnecessarily, uses a pointer to a FileInfo, which is owned by Package</text:p>
            </text:list-item>
          </text:list>
        </text:list-item>
        <text:list-item>
          <text:p text:style-name="P1">Type info (provided by Base class/SS_CLASS macro) to facilitate “is-a” checks</text:p>
        </text:list-item>
        <text:list-item>
          <text:p text:style-name="P1">Ability to self-describe themselves, e.g. “class Foo.Bar” or “namespace Blah” or “method Foo.Bar.DoIt”</text:p>
        </text:list-item>
        <text:list-item>
          <text:p text:style-name="P1">Reading/writing to a bytecode (.ssc) file</text:p>
        </text:list-item>
      </text:list>
      <text:p text:style-name="Standard"/>
      <text:p text:style-name="Standard">The memory model is completely explicit (classic C++ style.) If you create an object, you must link it onto another object that will delete it in the dtor, or you will have to delete it yourself. This eliminates the need for refcounting overhead or GCing the compiler structures (although that'd be nice if there was a good way to d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8-27T12:51:46</meta:creation-date>
    <dc:date>2007-08-27T13:53:53</dc:date>
    <dc:language>en-US</dc:language>
    <meta:editing-cycles>17</meta:editing-cycles>
    <meta:editing-duration>PT1H2M11S</meta:editing-duration>
    <meta:user-defined meta:name="Info 1"/>
    <meta:user-defined meta:name="Info 2"/>
    <meta:user-defined meta:name="Info 3"/>
    <meta:user-defined meta:name="Info 4"/>
    <meta:document-statistic meta:table-count="0" meta:image-count="0" meta:object-count="0" meta:page-count="1" meta:paragraph-count="17" meta:word-count="269" meta:character-count="1624"/>
  </office:meta>
</office:document-meta>
</file>